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9cm"/>
    </style:style>
    <style:style style:name="co3" style:family="table-column">
      <style:table-column-properties fo:break-before="auto" style:column-width="18.202cm"/>
    </style:style>
    <style:style style:name="co4" style:family="table-column">
      <style:table-column-properties fo:break-before="auto" style:column-width="29.565cm"/>
    </style:style>
    <style:style style:name="co5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49cm" fo:break-before="auto" style:use-optimal-row-height="true"/>
    </style:style>
    <style:style style:name="ro3" style:family="table-row">
      <style:table-row-properties style:row-height="2.133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965cm" fo:break-before="auto" style:use-optimal-row-height="true"/>
    </style:style>
    <style:style style:name="ro6" style:family="table-row">
      <style:table-row-properties style:row-height="3.38cm" fo:break-before="auto" style:use-optimal-row-height="true"/>
    </style:style>
    <style:style style:name="ro7" style:family="table-row">
      <style:table-row-properties style:row-height="4.212cm" fo:break-before="auto" style:use-optimal-row-height="true"/>
    </style:style>
    <style:style style:name="ro8" style:family="table-row">
      <style:table-row-properties style:row-height="3.796cm" fo:break-before="auto" style:use-optimal-row-height="true"/>
    </style:style>
    <style:style style:name="ro9" style:family="table-row">
      <style:table-row-properties style:row-height="4.6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729fcf" fo:border="0.74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thentifier et controler les accè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hème</text:p>
          </table:table-cell>
          <table:table-cell table:style-name="ce14" office:value-type="string" calcext:value-type="string">
            <text:p>Mesures</text:p>
          </table:table-cell>
          <table:table-cell table:style-name="ce5" office:value-type="string" calcext:value-type="string">
            <text:p>Solutions</text:p>
          </table:table-cell>
          <table:table-cell table:style-name="ce18" office:value-type="string" calcext:value-type="string">
            <text:p>Documentation</text:p>
          </table:table-cell>
        </table:table-row>
        <table:table-row table:style-name="ro2">
          <table:table-cell/>
          <table:table-cell table:style-name="ce9" office:value-type="string" calcext:value-type="string" table:number-columns-spanned="1" table:number-rows-spanned="6">
            <text:p>AUTHENTIFIER ET CONTRôLER LES ACCÈS</text:p>
          </table:table-cell>
          <table:table-cell table:style-name="ce15" office:value-type="string" calcext:value-type="string">
            <text:p>Identifier nommément chaque personne accédant au système et distinguer les rôles utilisateur/administrateur</text:p>
          </table:table-cell>
          <table:table-cell table:style-name="ce15" office:value-type="string" calcext:value-type="string">
            <text:p>'- Attribuer des comptes d'accès nominatifs et personnels</text:p>
            <text:p>- Limiter l'utilisation de comptes génériques</text:p>
            <text:p>- Gérer les comptes de service avec une politique aussi stricte que celle appliquée aux comptes nominatifs</text:p>
            <text:p>- Créer un compte d'administration nominatif et distinct</text:p>
            <text:p>- Utiliser les comptes d'administration uniquement dans des environnements dédiés à l'administration</text:p>
            <text:p>- Activer la journalisation des actions liées aux comptes pour surveiller les connexions réussies et échouées</text:p>
          </table:table-cell>
          <table:table-cell table:style-name="ce10"/>
        </table:table-row>
        <table:table-row table:style-name="ro3">
          <table:table-cell/>
          <table:covered-table-cell table:style-name="ce10"/>
          <table:table-cell table:style-name="ce15" office:value-type="string" calcext:value-type="string">
            <text:p>Attribuer les bons droits sur les ressources sensibles du système d’information</text:p>
          </table:table-cell>
          <table:table-cell table:style-name="ce15" office:value-type="string" calcext:value-type="string">
            <text:p>'- Établir une liste précise des ressources sensibles</text:p>
            <text:p>- Définir clairement les populations autorisées à accéder à chaque ressource</text:p>
            <text:p>- Implémenter des mécanismes de contrôle d'accès stricts</text:p>
            <text:p>- Prévenir la dispersion et la duplication non contrôlée des ressources sensibles</text:p>
            <text:p>- Mettre en place des contrôles d'accès précis sur les répertoires des administrateurs</text:p>
          </table:table-cell>
          <table:table-cell table:style-name="ce10"/>
        </table:table-row>
        <table:table-row table:style-name="ro4">
          <table:table-cell/>
          <table:covered-table-cell table:style-name="ce10"/>
          <table:table-cell table:style-name="ce15" office:value-type="string" calcext:value-type="string">
            <text:p>Définir et vérifier des règles de choix et de dimensionnement des mots de passe</text:p>
          </table:table-cell>
          <table:table-cell table:style-name="ce15" office:value-type="string" calcext:value-type="string">
            <text:p>- Établir des politiques de mots de passe strictes</text:p>
            <text:p>- Utiliser des outils d’audit de robustesse des mots de passe</text:p>
            <text:p>- Mettre en œuvre des mécanismes de blocage de compte</text:p>
            <text:p>- Désactiver les options de connexion anonyme</text:p>
            <text:p>- Incorporer des techniques de validation des mots de passe à la création du compte</text:p>
          </table:table-cell>
          <table:table-cell table:style-name="ce10"/>
        </table:table-row>
        <table:table-row table:style-name="ro2">
          <table:table-cell/>
          <table:covered-table-cell table:style-name="ce10"/>
          <table:table-cell table:style-name="ce15" office:value-type="string" calcext:value-type="string">
            <text:p>Protéger les mots de passe stockés sur les systèmes</text:p>
          </table:table-cell>
          <table:table-cell table:style-name="ce15" office:value-type="string" calcext:value-type="string">
            <text:p>'- Utiliser un gestionnaire de mots de passe sécurisé</text:p>
            <text:p>- Chiffrer les mots de passe stockés</text:p>
            <text:p>- Éviter les méthodes de stockage non sécurisées</text:p>
            <text:p>- Désactiver les fonctionnalités de stockage automatique des mots de passe</text:p>
            <text:p>- Sensibiliser et former les utilisateurs</text:p>
            <text:p>- Mettre en place des politiques de sécurité strictes</text:p>
          </table:table-cell>
          <table:table-cell table:style-name="ce10"/>
        </table:table-row>
        <table:table-row table:style-name="ro2">
          <table:table-cell/>
          <table:covered-table-cell table:style-name="ce10"/>
          <table:table-cell table:style-name="ce15" office:value-type="string" calcext:value-type="string">
            <text:p>Changer les éléments d’authentification par défaut sur les équipements et services</text:p>
          </table:table-cell>
          <table:table-cell table:style-name="ce15" office:value-type="string" calcext:value-type="string">
            <text:p>- Modifier les identifiants et mots de passe par défaut dès l'installation des équipements ou la mise en service des systèmes</text:p>
            <text:p>- Assurer que les nouveaux mots de passe soient conformes aux règles de sécurité énoncées précédemment</text:p>
            <text:p>- Vérifier la possibilité de changer tous les identifiants par défaut et si ce n'est pas possible</text:p>
            <text:p>- Procéder à des renouvellements réguliers des mots de passe et identifiants</text:p>
            <text:p>- Utiliser des outils de gestion de configuration sécurisée</text:p>
            <text:p>- Mettre en œuvre une politique de gestion des vulnérabilités</text:p>
          </table:table-cell>
          <table:table-cell table:style-name="ce10"/>
        </table:table-row>
        <table:table-row table:style-name="ro3">
          <table:table-cell/>
          <table:covered-table-cell table:style-name="ce9"/>
          <table:table-cell table:style-name="ce15" office:value-type="string" calcext:value-type="string">
            <text:p>Privilégier lorsque c’est possible une authentification forte</text:p>
          </table:table-cell>
          <table:table-cell table:style-name="ce15" office:value-type="string" calcext:value-type="string">
            <text:p>- Mettre en place une authentification à deux facteurs (2FA)</text:p>
            <text:p>- Privilégier l'utilisation de cartes à puces</text:p>
            <text:p>- Utiliser des mots de passe à usage unique (One Time Password - OTP)</text:p>
            <text:p>- Développer et maintenir une infrastructure de gestion des clés</text:p>
            <text:p>- Former les utilisateurs sur l'utilisation et l'importance de l'authentification forte</text:p>
          </table:table-cell>
          <table:table-cell table:style-name="ce10"/>
        </table:table-row>
        <table:table-row table:style-name="ro5">
          <table:table-cell/>
          <table:table-cell table:style-name="ce9" office:value-type="string" calcext:value-type="string" table:number-columns-spanned="1" table:number-rows-spanned="5">
            <text:p>SÉCURISER LES POSTES</text:p>
          </table:table-cell>
          <table:table-cell table:style-name="ce15" office:value-type="string" calcext:value-type="string">
            <text:p>Mettre en place un niveau de sécurité minimal sur l’ensemble du parc informatique</text:p>
          </table:table-cell>
          <table:table-cell table:style-name="ce15" office:value-type="string" calcext:value-type="string">
            <text:p>- Limiter les applications et les modules de navigateurs à ceux strictement nécessaires</text:p>
            <text:p>- Équiper tous les postes utilisateurs d’un pare-feu local et d’un antivirus</text:p>
            <text:p>- Chiffrer les partitions où sont stockées les données des utilisateurs</text:p>
            <text:p>- Désactiver les exécutions automatiques (autorun)</text:p>
            <text:p>- Isoler les postes nécessitant des dérogations aux règles de sécurité standards</text:p>
            <text:p>- Mettre en place des procédures de sauvegarde régulières pour les données vitales</text:p>
            <text:p>- Vérifier périodiquement la restauration des données</text:p>
          </table:table-cell>
          <table:table-cell table:style-name="ce10"/>
        </table:table-row>
        <table:table-row table:style-name="ro3">
          <table:table-cell/>
          <table:covered-table-cell table:style-name="ce10"/>
          <table:table-cell table:style-name="ce15" office:value-type="string" calcext:value-type="string">
            <text:p>Se protéger des menaces relatives à l’utilisation de supports amovibles</text:p>
          </table:table-cell>
          <table:table-cell table:style-name="ce15" office:value-type="string" calcext:value-type="string">
            <text:p>- Proscrire l'utilisation de supports inconnus et de limiter l'utilisation de ceux dont la provenance est connue</text:p>
            <text:p>- Scanner systématiquement tout support amovible avec un logiciel antivirus</text:p>
            <text:p>- Utiliser des outils de gestion des droits d'accès aux supports amovibles (Group Policy)</text:p>
            <text:p>- Interdire l'exécution automatique des programmes sur les périphériques amovibles (AppLocker sur Windows ou configurer des options de montage noexec sous Unix)</text:p>
            <text:p>- Établir une procédure de mise au rebut sécurisée des supports amovibles à la fin de leur vie utile</text:p>
          </table:table-cell>
          <table:table-cell table:style-name="ce10"/>
        </table:table-row>
        <table:table-row table:style-name="ro3">
          <table:table-cell/>
          <table:covered-table-cell table:style-name="ce10"/>
          <table:table-cell table:style-name="ce15" office:value-type="string" calcext:value-type="string">
            <text:p>Utiliser un outil de gestion centralisée afin d’homogénéiser les politiques de sécurité</text:p>
          </table:table-cell>
          <table:table-cell table:style-name="ce15" office:value-type="string" calcext:value-type="string">
            <text:p>- Choisir et déployer un outil de gestion centralisée (AD)</text:p>
            <text:p>- Harmoniser les choix de matériel et de systèmes d'exploitation</text:p>
            <text:p>- Configurer les politiques de sécurité centrales</text:p>
            <text:p>- Automatiser l'application des politiques de sécurité pour assurer une mise en œuvre rapide</text:p>
            <text:p>- Surveiller et auditer régulièrement l'efficacité des politiques de sécurité appliquées</text:p>
          </table:table-cell>
          <table:table-cell table:style-name="ce10"/>
        </table:table-row>
        <table:table-row table:style-name="ro2">
          <table:table-cell/>
          <table:covered-table-cell table:style-name="ce10"/>
          <table:table-cell table:style-name="ce15" office:value-type="string" calcext:value-type="string">
            <text:p>Activer et configurer le pare-feu local des postes de travail</text:p>
          </table:table-cell>
          <table:table-cell table:style-name="ce15" office:value-type="string" calcext:value-type="string">
            <text:p>'- Activation du Pare-feu Local (pare-feu Windows par des stratégies de groupe (GPO) ou outils comme iptables ou ufw sur Unix)</text:p>
            <text:p>- Bloquer les Ports d'Administration Communs (TCP 135, 445, et 3389 sur Windows, et TCP 22 sur Unix)</text:p>
            <text:p>- Établir une Liste Blanche</text:p>
            <text:p>- Analyser et Définir les Autorisations des flux de données entrants et sortants</text:p>
            <text:p>- Configurer la Journalisation des Flux Bloqués</text:p>
            <text:p>- Mettre Régulièrement à Jour les Règles du Pare-feu</text:p>
          </table:table-cell>
          <table:table-cell table:style-name="ce10"/>
        </table:table-row>
        <table:table-row table:style-name="ro2">
          <table:table-cell/>
          <table:covered-table-cell table:style-name="ce10"/>
          <table:table-cell table:style-name="ce15" office:value-type="string" calcext:value-type="string">
            <text:p>Chiffrer les données sensibles transmises par voie Internet</text:p>
          </table:table-cell>
          <table:table-cell table:style-name="ce15" office:value-type="string" calcext:value-type="string">
            <text:p>- Utiliser le chiffrement de bout en bout pour les e-mails et les fichiers stockés dans le cloud. (GPG/PGP/S/MIME)</text:p>
            <text:p>- Gérer les clés de chiffrement de manière sécurisée, en utilisant des gestionnaires de clés ou des services de gestion des clés cryptographiques</text:p>
            <text:p>- Assurer la rotation régulière des clés et leur stockage sécurisé, loin des données chiffrées elles-mêmes</text:p>
            <text:p>-Transmettre les clés ou mots de passe de déchiffrement par un canal distinct</text:p>
            <text:p>- Implémenter des certificats numériques pour authentifier les échanges et garantir que les données n'ont pas été altérées en transit</text:p>
            <text:p/>
          </table:table-cell>
          <table:table-cell table:style-name="ce10"/>
        </table:table-row>
        <table:table-row table:style-name="ro6">
          <table:table-cell/>
          <table:table-cell table:style-name="ce9" office:value-type="string" calcext:value-type="string" table:number-columns-spanned="1" table:number-rows-spanned="8">
            <text:p>Sécuriser le réseau</text:p>
          </table:table-cell>
          <table:table-cell table:style-name="ce15" office:value-type="string" calcext:value-type="string">
            <text:p>Segmenter le réseau et mettre en place un cloisonnement entre ces zones</text:p>
          </table:table-cell>
          <table:table-cell table:style-name="ce15" office:value-type="string" calcext:value-type="string">
            <text:p>- Identifier les besoins de sécurité spécifiques pour chaque groupe d'appareils ou de services</text:p>
            <text:p>- Définir les zones de sécurité en fonction de leur criticité et de leur fonctionnalité</text:p>
            <text:p>- Utiliser des VLANs (Virtual Local Area Networks) pour segmenter physiquement le réseau en sous-réseaux distincts</text:p>
            <text:p>- Assigner des sous-réseaux IP dédiés à chaque VLAN </text:p>
            <text:p>- Configurer des pare-feu entre les zones pour contrôler et filtrer le trafic selon des règles de sécurité strictes</text:p>
            <text:p>- Cloisonner les flux de données associés aux tâches d'administration, en utilisant des réseaux dédiés ou des canaux sécurisés</text:p>
            <text:p>- Restreindre l'accès physique et réseau aux appareils et serveurs utilisés pour l'administration à un nombre limité de postes d'administration</text:p>
            <text:p>- Installer des systèmes de détection et de prévention des intrusions (IDS/IPS)</text:p>
          </table:table-cell>
          <table:table-cell table:style-name="ce10"/>
        </table:table-row>
        <table:table-row table:style-name="ro7">
          <table:table-cell/>
          <table:covered-table-cell table:style-name="ce10"/>
          <table:table-cell table:style-name="ce15" office:value-type="string" calcext:value-type="string">
            <text:p>S’assurer de la sécurité des réseaux d’accès Wi-Fi et de la séparation des usages</text:p>
          </table:table-cell>
          <table:table-cell table:style-name="ce15" office:value-type="string" calcext:value-type="string">
            <text:p>- Utiliser WPA2 ou WPA3 avec l'algorithme AES CCMP pour le chiffrement</text:p>
            <text:p>- Implémenter une authentification centralisée, de préférence via des certificats clients ou via des systèmes tels que RADIUS</text:p>
            <text:p>- changer les mots de passe par défaut, désactiver les services inutiles, et limiter l'accès à l'interface d'administration aux réseaux internes ou à des sessions VPN sécurisées.</text:p>
            <text:p>- Mettre à jour régulièrement le firmware des points d'accès</text:p>
            <text:p>- Créer des SSID distincts pour différents groupes d'utilisateurs</text:p>
            <text:p>- Filtrer et restreindre les flux de données entre les SSID </text:p>
            <text:p>- Éviter l'utilisation de mots de passe Wi-Fi partagés et uniques pour tous les utilisateurs</text:p>
            <text:p>- Mettre en place une politique de renouvellement des mots de passe</text:p>
            <text:p>- Mettre en œuvre un système de gestion des accès basé sur des politiques (NAC - Network Access Control)</text:p>
            <text:p>- Surveiller activement le réseau Wi-Fi pour détecter les comportements anormaux</text:p>
          </table:table-cell>
          <table:table-cell table:style-name="ce10"/>
        </table:table-row>
        <table:table-row table:style-name="ro5">
          <table:table-cell/>
          <table:covered-table-cell table:style-name="ce10"/>
          <table:table-cell table:style-name="ce15" office:value-type="string" calcext:value-type="string">
            <text:p>Utiliser des protocoles sécurisés dès qu’ils existent</text:p>
          </table:table-cell>
          <table:table-cell table:style-name="ce15" office:value-type="string" calcext:value-type="string">
            <text:p>- Utilisez HTTPS au lieu de HTTP </text:p>
            <text:p>- Assurez-vous que les serveurs web supportent les dernières versions de TLS</text:p>
            <text:p>- IMAPS (Internet Message Access Protocol Secure), SMTPS (Simple Mail Transfer Protocol Secure), et POP3S (Post Office Protocol 3 Secure)</text:p>
            <text:p>- Assurez-vous que les serveurs de messagerie sont configurés pour utiliser ces protocoles sécurisés et refuser les connexions non sécurisées.</text:p>
            <text:p>- Utilisez SSH au lieu de TELNET ou RLOGIN pour les connexions à distance</text:p>
            <text:p>- Configurez les serveurs SSH pour utiliser des méthodes d'authentification fortes comme les clés publiques, et désactivez l'authentification par mot de passe si possible</text:p>
            <text:p>- SFTP (SSH File Transfer Protocol) ou FTPS (FTP Secure) </text:p>
          </table:table-cell>
          <table:table-cell table:style-name="ce10"/>
        </table:table-row>
        <table:table-row table:style-name="ro8">
          <table:table-cell/>
          <table:covered-table-cell table:style-name="ce10"/>
          <table:table-cell table:style-name="ce15" office:value-type="string" calcext:value-type="string">
            <text:p>Mettre en place une passerelle d’accès sécurisé à Internet</text:p>
          </table:table-cell>
          <table:table-cell table:style-name="ce15" office:value-type="string" calcext:value-type="string">
            <text:p>- Installez un pare-feu robuste à l'entrée de votre réseau pour filtrer le trafic entrant et sortant</text:p>
            <text:p>- Mettez en place un serveur proxy pour centraliser tout le trafic Internet.</text:p>
            <text:p>- Configurez le serveur proxy pour authentifier les utilisateurs avant qu'ils accèdent à Internet</text:p>
            <text:p>- Activez la journalisation des requêtes pour surveiller et analyser le trafic Internet</text:p>
            <text:p>- Intégrez une solution d'analyse antivirus pour scanner tout le contenu téléchargé à travers le proxy</text:p>
            <text:p>- Mettez en œuvre des politiques de filtrage par catégories d'URL pour restreindre l'accès à des sites web</text:p>
            <text:p>- configurations redondantes pour les équipements critiques tels que les pare-feu et les serveurs proxy</text:p>
            <text:p>- Toutes les demandes DNS devraient passer par le serveur proxy ou un serveur DNS interne sécurisé</text:p>
            <text:p>- Exigez que tous les postes nomades établissent une connexion VPN sécurisée avec l'infrastructure de l'entité avant d'accéder à Internet.</text:p>
          </table:table-cell>
          <table:table-cell table:style-name="ce10"/>
        </table:table-row>
        <table:table-row table:style-name="ro2">
          <table:table-cell/>
          <table:covered-table-cell table:style-name="ce10"/>
          <table:table-cell table:style-name="ce15" office:value-type="string" calcext:value-type="string">
            <text:p>Cloisonner les services visibles depuis Internet du reste du système d’information</text:p>
          </table:table-cell>
          <table:table-cell table:style-name="ce15" office:value-type="string" calcext:value-type="string">
            <text:p>- Séparer physiquement les serveurs qui hébergent des services visibles sur Interne (serveurs dédiés ou de réseaux isolés.)</text:p>
            <text:p>- Utiliser des réseaux virtuels (VLANs) pour créer une séparation logique au sein du même environnement physique</text:p>
            <text:p>- Installer un serveur mandataire inverse (reverse proxy) pour gérer les connexions entrantes d'Internet vers les services internes</text:p>
            <text:p>- Configurer le reverse proxy pour appliquer des mesures de sécurité telles que l'authentification, le chiffrement SSL/TLS, la limitation de taux (rate limiting), et le blocage de contenu malveillant</text:p>
            <text:p>- Établir des pare-feu dédiés pour filtrer et surveiller le trafic entrant et sortant des services Internet.</text:p>
            <text:p>- Utiliser des systèmes de détection et de prévention des intrusions (IDS/IPS) pour analyser le trafic</text:p>
          </table:table-cell>
          <table:table-cell table:style-name="ce10"/>
        </table:table-row>
        <table:table-row table:style-name="ro9">
          <table:table-cell/>
          <table:covered-table-cell table:style-name="ce9"/>
          <table:table-cell table:style-name="ce15" office:value-type="string" calcext:value-type="string">
            <text:p>Protéger sa messagerie professionnelle</text:p>
          </table:table-cell>
          <table:table-cell table:style-name="ce15" office:value-type="string" calcext:value-type="string">
            <text:p>- Former les utilisateurs à reconnaître les signes de messages suspects</text:p>
            <text:p>- Implémenter un système d’analyse antivirus pour scanner tous les e-mails entrants et bloquer les pièces jointes infectées</text:p>
            <text:p>- Activer le chiffrement TLS pour tous les échanges de courriels</text:p>
            <text:p>- Interdire la redirection des e-mails professionnels vers des comptes personnels pour éviter les fuites de données</text:p>
            <text:p>- Offrir des solutions sécurisées pour l'accès à distance à la messagerie professionnelle, comme les VPN ou les portails web sécurisés qui utilisent l'authentification multifactorielle</text:p>
            <text:p>- Maintenir à jour les serveurs de messagerie avec les derniers patches de sécurité et les configurations recommandées</text:p>
            <text:p>- Utiliser des listes blanches ou noires pour contrôler les expéditeurs autorisés et bloquer les sources connues de spam ou de malwares.</text:p>
            <text:p>- Appliquer des filtres anti-spam et anti-phishing avancés pour réduire le risque de recevoir des e-mails malveillants</text:p>
            <text:p>- Mettre en place une surveillance continue des activités de messagerie pour détecter les comportements anormaux tels que l'envoi massif d'e-mails</text:p>
          </table:table-cell>
          <table:table-cell table:style-name="ce10"/>
        </table:table-row>
        <table:table-row table:style-name="ro3">
          <table:table-cell/>
          <table:covered-table-cell table:style-name="ce11"/>
          <table:table-cell table:style-name="ce15" office:value-type="string" calcext:value-type="string">
            <text:p>Sécuriser les interconnexions réseau dédiées avec les partenaires</text:p>
          </table:table-cell>
          <table:table-cell table:style-name="ce15" office:value-type="string" calcext:value-type="string">
            <text:p>- Établir des tunnels VPN IPsec pour toutes les connexions qui passent par Internet avec méthode de chiffrement forts, de clés longues, et de méthodes d'authentification fiables</text:p>
            <text:p>- Installer un pare-feu dédié pour les connexions partenaires, en configurant des règles strictes, Réduire la matrice des flux à ce qui est strictement nécessaire pour les opérations</text:p>
            <text:p>- Intégrer un système de détection d'intrusions (IDS) pour surveiller les flux de données et détecter les activités suspectes</text:p>
            <text:p>- Activer la journalisation et la surveillance</text:p>
            <text:p>- Établir des points de contact clairs avec les partenaires pour une communication efficace en cas d'incident de sécurité</text:p>
          </table:table-cell>
          <table:table-cell table:style-name="ce10"/>
        </table:table-row>
        <table:table-row table:style-name="ro8">
          <table:table-cell/>
          <table:covered-table-cell table:style-name="ce11"/>
          <table:table-cell table:style-name="ce15" office:value-type="string" calcext:value-type="string">
            <text:p>Contrôler et protéger l’accès aux salles serveurs et aux locaux techniques</text:p>
          </table:table-cell>
          <table:table-cell table:style-name="ce15" office:value-type="string" calcext:value-type="string">
            <text:p>- Installer des systèmes de contrôle d'accès électronique, tels que des serrures à carte, des claviers à code, ou des lecteurs biométriques</text:p>
            <text:p>- Utiliser des badges d'accès programmables pour faciliter la gestion des droits d'accès</text:p>
            <text:p>- Implémenter un système de journalisation qui enregistre toutes les entrées et sorties</text:p>
            <text:p>- Installer des caméras de surveillance couvrant toutes les entrées et les zones critiques à l'intérieur des locaux</text:p>
            <text:p>- Configurer des alarmes de sécurité qui se déclenchent en cas d'accès non autorisé ou d'autres incidents de sécurité</text:p>
            <text:p>- Établir une politique stricte pour les visiteurs et les prestataires, exigeant qu'ils soient accompagnés</text:p>
            <text:p>- Mettre en place un système de badges temporaires pour les visiteurs, avec des droits d'accès spécifiquement limités</text:p>
            <text:p>- Mettre à jour immédiatement les droits d'accès en cas de départ de collaborateurs ou de changement de prestataires</text:p>
            <text:p>- Restreindre ou désactiver les prises réseau dans les zones accessibles au public pour empêcher les tentatives d'accès</text:p>
          </table:table-cell>
          <table:table-cell table:style-name="ce10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écuriser l’administration</text:p>
          </table:table-cell>
          <table:table-cell table:style-name="ce15" office:value-type="string" calcext:value-type="string">
            <text:p>Interdire l’accès à Internet depuis les postes ou serveurs utilisés pour l’administration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Utiliser un réseau dédié et cloisonné pour l’administration du système d’information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Limiter au strict besoin opérationnel les droits d’administration sur les postes de travail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Gérer le nomadisme</text:p>
          </table:table-cell>
          <table:table-cell table:style-name="ce15" office:value-type="string" calcext:value-type="string">
            <text:p>Prendre des mesures de sécurisation physique des terminaux nomades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Chiffrer les données sensibles, en particulier sur le matériel potentiellement perdable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Sécuriser la connexion réseau des postes utilisés en situation de nomadisme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Adopter des politiques de sécurité dédiées aux terminaux mobiles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Maintenir à jour le système d’information</text:p>
          </table:table-cell>
          <table:table-cell table:style-name="ce15" office:value-type="string" calcext:value-type="string">
            <text:p>Définir une politique de mise à jour des composants du système d’information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Anticiper la fin de la maintenance des logiciels et systèmes et limiter les adhérences logicielles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9" office:value-type="string" calcext:value-type="string" table:number-columns-spanned="1" table:number-rows-spanned="5">
            <text:p>Superviser, auditer, réagir</text:p>
          </table:table-cell>
          <table:table-cell table:style-name="ce15" office:value-type="string" calcext:value-type="string">
            <text:p>Activer et configurer les journaux des composants les plus importants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Définir et appliquer une politique de sauvegarde des composants critiques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Procéder à des contrôles et audits de sécurité réguliers puis appliquer les actions correctives Associées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Désigner un référent en sécurité des systèmes d’information et le faire connaître auprès du Personnel</text:p>
          </table:table-cell>
          <table:table-cell table:style-name="ce6"/>
          <table:table-cell table:style-name="ce10"/>
        </table:table-row>
        <table:table-row table:style-name="ro1">
          <table:table-cell/>
          <table:covered-table-cell table:style-name="ce10"/>
          <table:table-cell table:style-name="ce15" office:value-type="string" calcext:value-type="string">
            <text:p>Définir une procédure de gestion des incidents de sécurité</text:p>
          </table:table-cell>
          <table:table-cell table:style-name="ce6"/>
          <table:table-cell table:style-name="ce10"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4:15:08.8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58:50.164000000</meta:creation-date>
    <dc:date>2024-04-19T15:56:45.596000000</dc:date>
    <meta:editing-duration>PT1H55M28S</meta:editing-duration>
    <meta:editing-cycles>11</meta:editing-cycles>
    <meta:generator>LibreOffice/7.6.4.1$Windows_X86_64 LibreOffice_project/e19e193f88cd6c0525a17fb7a176ed8e6a3e2aa1</meta:generator>
    <meta:document-statistic meta:table-count="1" meta:cell-count="63" meta:object-count="0"/>
  </office:meta>
</office:document-meta>
</file>